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2"/>
      <text:p text:style-name="Standard">Our group has managed to create a website for roommates. The goal is to manage our expenses. </text:p>
      <text:p text:style-name="Standard">We have developped our website without using libraries, Jquery, code samples,etc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Gui </meta:initial-creator>
    <meta:creation-date>2014-01-13T18:22:44</meta:creation-date>
    <dc:date>2014-01-13T18:44:44</dc:date>
    <dc:creator>GuiGui </dc:creator>
    <meta:editing-duration>PT19M17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3" meta:word-count="29" meta:character-count="181" meta:non-whitespace-character-count="153"/>
  </office:meta>
</office:document-meta>
</file>